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min.test_ma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Path_min.test_max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Path_min.test_max_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Path_min.test_max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Path_min.test_max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